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0088" officeooo:paragraph-rsid="000b0088" style:font-weight-asian="bold" style:font-weight-complex="bold"/>
    </style:style>
    <style:style style:name="P2" style:family="paragraph" style:parent-style-name="Standard">
      <style:text-properties officeooo:rsid="000b0088"/>
    </style:style>
    <style:style style:name="P3" style:family="paragraph" style:parent-style-name="Standard">
      <style:text-properties officeooo:rsid="000b0088" officeooo:paragraph-rsid="000b0088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RST STEP - <text:span text:style-name="T1">HOST RECOVERY</text:span></text:p>
      <text:p text:style-name="Standard"/>
      <text:p text:style-name="Standard">Command Used: <text:s/><text:tab/><text:tab/><text:tab/><text:span text:style-name="T1">nmap -sn testfire.net</text:span></text:p>
      <text:p text:style-name="Standard"/>
      <text:p text:style-name="Standard">Goal: <text:tab/><text:tab/><text:tab/><text:tab/><text:tab/>To identify if the target is alive and it's IP.</text:p>
      <text:p text:style-name="Standard"/>
      <text:p text:style-name="Standard">Result: <text:tab/><text:tab/><text:tab/><text:tab/>1 host up.</text:p>
      <text:p text:style-name="Standard"><text:tab/><text:tab/><text:tab/><text:tab/><text:tab/>Ip address found: 65.61.137.117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20:54:19.734880636</meta:creation-date>
    <dc:date>2025-09-12T21:17:09.033837710</dc:date>
    <meta:editing-duration>PT12M7S</meta:editing-duration>
    <meta:editing-cycles>3</meta:editing-cycles>
    <meta:generator>LibreOffice/24.2.7.2$Linux_X86_64 LibreOffice_project/420$Build-2</meta:generator>
    <meta:print-date>2025-09-12T21:16:50.251883509</meta:print-date>
    <meta:document-statistic meta:table-count="0" meta:image-count="0" meta:object-count="0" meta:page-count="1" meta:paragraph-count="5" meta:word-count="29" meta:character-count="181" meta:non-whitespace-character-count="139"/>
  </office:meta>
</office:document-meta>
</file>